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INTRO SLIDE</text:p>
      <text:p text:style-name="Standard">I called the presentation double trouble cuz its kinda science funny I thought everyone would appreciate it and if you dont get it yet just wait</text:p>
      <text:p text:style-name="Standard"/>
      <text:p text:style-name="Standard">My project focuses on examining the differences in synthetic lethal interactions in males and females across a variety of cancer types.</text:p>
      <text:p text:style-name="Standard"/>
      <text:p text:style-name="Standard">SLIDE<text:s/>2</text:p>
      <text:p text:style-name="Standard">Recall the<text:s/>description of synthetic lethality. Synthetic lethality describes the relationship between 2 genes, whereby an individual inactivation of either gene results in a viable phenotype, while their combined inactivation is lethal. Sometimes these interactions can be referred to as synthetic sick as well because they can reduce cell viability as oppose to being completely lethal. Inactivation of a gene just refers to the process of preventing or disabling the normal function of it, and this occurs through events like mutation that disrupt DNA sequences. This image should be straight forward but essentially what you’re looking at is 4 different gene interactions – When both genes are activated, a viable cell is produced, and similarly when either of the genes are individually perturbed (inactivated), a viable cell is produced. When both genes are perturbed (inactivated), it can lead to death of the cell or as I just mentioned in some cases, reduced cell viability.</text:p>
      <text:p text:style-name="Standard"/>
      <text:p text:style-name="Standard">Slide<text:s/>3</text:p>
      <text:p text:style-name="Standard">Synthetic lethality also has massive potential in the area of precision oncology (precision oncology is just developing treatments that take into account an individuals genetics and the genetic profile of the cancer) – Personalizing cancer treatment has the potential to lessen harmful side effects, reduce damage to healthy cells, and make it more likely a treatment will work. It is actually interesting to note that some of the strong mutagenic chemotherapy drugs (alkylating agents and DNA topoisomerase inhibitors) are WHO class I carcinogens and are associated with higher incidence of secondary cancers in patients treated by these drugs for primary cancers. Rather than directly targeting a potential tumor suppressor gene or oncogene which can be difficult to do in many cases, an emerging strategy is to identify synthetic lethal genetic interactions between tumor supressor genes and oncogenes such that when the function of both genes is disrupted, it causes selective cell death. This allows treatment to be specifically targeted to cancerous cells and not healthy cells,</text:p>
      <text:p text:style-name="Standard"/>
      <text:p text:style-name="Standard">So there are actually 4 anti-cancer drugs approved by the Food and Drug Administration that work via a synthetic lethal mechanism, Olaparib was the first to be approved for clinical use in 2014. All of these drugs are Poly [ADP-ribose] polymerase 1/2 (PARP1/2) inhibitors and interact with BRCA1/2 (BRAHKUH) so they are used to treat ovarian, breast, and fallopian tube cancer most commonly. PARP normally repairs single stranded breaks in the DNA – PARP inhibitors like Olaparib prevent repair by trapping inactivated PARP onto the single stranded break, resulting in the generation of double strand breaks in the DNA during replication as the SSBs cannot be efficiently repaired – In normal cells, these DSBs are primarily repaired through the homologous recombination (HR) pathway, which relies on an intact BRCA1 or BRCA2 gene. However, many cancer cells have defects in the HR pathway due to mutations in the BRCA1 or BRCA2 genes, rendering them more reliant on alternative DNA repair mechanisms, such as the error-prone non-homologous end joining (NHEJ) pathway.</text:p>
      <text:p text:style-name="Standard">Olaparib takes advantage of this vulnerability in cancer cells with HR pathway deficiencies, particularly those with BRCA1 or BRCA2 mutations. By inhibiting PARP, it prevents the repair of SSBs, leading to the generation of DSBs. In cancer cells with defective HR, these DSBs cannot be adequately repaired through the error-free HR pathway, resulting in an accumulation of DNA damage and eventual cell death.</text:p>
      <text:soft-page-break/>
      <text:p text:style-name="Standard">- When PARP is inhibited, the SSBs cannot be efficiently repaired, leading to the accumulation of double-strand breaks (DSBs) in the DNA.</text:p>
      <text:p text:style-name="Standard">– basically when PARP is active, it helps the affected BRCA repair and so cancer cells can survive, but when PARP is inhibited by Olaparib, it leaves the DNA damaged and hence leads to cancer cell death</text:p>
      <text:p text:style-name="Standard"/>
      <text:p text:style-name="Standard">PARP enzymes play a critical role in repairing single-strand breaks (SSBs) in DNA. These breaks can occur naturally or as a result of DNA damage induced by various factors, including chemotherapy or radiation.</text:p>
      <text:p text:style-name="Standard"/>
      <text:p text:style-name="Standard">Slide<text:s/>4<text:s/>(IMAGE IS FDR &lt; 0.2 – 21534 cSL gene pairs)</text:p>
      <text:p text:style-name="Standard">Recall: There are many strategies employed to build synthetic lethality networks (statistical approaches, ML approaches, etc). This<text:s/>recently published reference set of genome-wide synthetic lethal pairs that are common to many cancer types – This network is a little hard to see im sorry, <text:s/>for the results I have shown, the researchers utilized the cSL network identified with FDR &lt; 0.2 which consisted of 21,534 cSL gene pairs</text:p>
      <text:p text:style-name="Standard"/>
      <text:p text:style-name="Standard">#### SL pairs identified from experimental screens have the following limitations – the SL partners of a gene that are identified by conduction dropout screen in 2 different cell lines of the same cancer type differ significantly from each other.</text:p>
      <text:p text:style-name="Standard"/>
      <text:p text:style-name="Standard">This reference set of genome wide synthetic lethal interactions was created utilizing a framework called ISLE (Identification of clinically relevant SL) <text:s/>- the ISLE framework is shown in the flow chart on the left. Essentially how this process works in a nutshell is that they collect a whole bunch of experimental data from cell line and CRISPR knockouts (for those who don’t know these are just two experimental methods used to test the essentiality of genes – basically they knock out genes to try and discover what they are involved in). Once they compiled all the experimental data, the goal was to identify the most likely clinically relevant synthetic lethal interactions of them all –</text:p>
      <text:p text:style-name="Standard"/>
      <text:p text:style-name="Standard">the ISLE workflow proceeds in the following way. First ISLE mines gene expression and SCNA (somatic copy number alteration) data of the tumor samples to identify under-represented candidate gene pairs whose co-inactivation is significantly less frequent than expected by their individual inactivation frequencies which basically shows that co-inactivation is under negative selection – we would expect that if synthetic lethal interactions are deleterious to tumors, they are likely to be under negative selection (the tumors with synthetic lethal pairs being simulataneously expressed should be under negative selection and hence more important to the cancer) – they do this using a hypergeometric test (LOOK INTO THIS)</text:p>
      <text:p text:style-name="Standard"/>
      <text:p text:style-name="Standard">Isle further refines these under-represented pairs by selecting the SL pairs where the tumor samples with a given pair in a co-inactive state exhibit better patient’s survival than the samples where it is not, testifying that this SL pair is likely to reduce tumor fitness when co-inactive (THEY DO THIS USING A COX PROPORTIONAL HAZARD MODEL)</text:p>
      <text:p text:style-name="Standard"/>
      <text:p text:style-name="Standard">Isle then selects the SL pairs composed of genes having high phylogenetic similarity, motivated by the observation that functionally interacting genes tend to co-evolve (genes that interact together in some way tend to evolve together) – All the SL pairs that made it through compose the final output set of SL pairs predicted by ISLE – THE IMAGE IN B IS FDR &lt; 0.1 – used to obtain a smaller network for visualization <text:s text:c="11906"/></text:p>
      <text:p text:style-name="Standard"/>
      <text:p text:style-name="Standard">Slide 13</text:p>
      <text:soft-page-break/>
      <text:p text:style-name="Standard">Using ISLE, a PAN-CANCER clinical SL network was created. When we talk about pan-cancer versus cancer-specific approaches, pan cancer refers to the analysis of MULTIPLE TYPES OF CANCER SIMULTANEOUSLY, aiming to identify commonalities shared across different types (in this case, synthetic lethal interactions shared across ALL cancer types). Cancer specific is pretty self explanatory but both types of analyses are equally relevant. Cancer specific analysis allows us to gain a deeper understanding of particular cancer types because there is lots of variation even within the different cancer types. Pan-cancer analysis may sometimes overlook these cancer specific differences, and a lot of the time the availability of data for the different cancer types greatly varies which can limit the statistical power of pan-cancer analyses.</text:p>
      <text:p text:style-name="Standard"/>
      <text:p text:style-name="Standard">Slide<text:s/>5</text:p>
      <text:p text:style-name="Standard">RECALL:<text:s/>On top of this cancer specific layer is sex which adds an additional layer of complexity . It is known for example that the frequency of most non-reproductive cancers is higher in males. Also some treatments have been shown to work differently in females and males for tumors that have the same characteristics. These differences in sex are mainly due to gonadal hormone secretions (PROGESTRONE FROM OVARIES, TESTOSTERONE FROM TESTES) and genes that are located on the sex chromosomes.</text:p>
      <text:p text:style-name="Standard"/>
      <text:p text:style-name="Standard">But it has been shown that there are certain autosomal genes that are differentially expressed in males and females as well. So this study essentially analyzed differential gene expression in 44 tissues from the GTEx and discovered about 13,000 differentially expressed genes (if ur adding the numbers in ur head and thinking hmmm 13,000 is low, its because the same genes show up in multiple tissues). SO thinking about these differences, we can apply the same concept when studying cancer. Are there differences in the molecular profiles of cancer between males and females, can we target these differences to make treatment more precise etc...</text:p>
      <text:p text:style-name="Standard"/>
      <text:p text:style-name="Standard">Slide<text:s/>6</text:p>
      <text:p text:style-name="Standard">So the objective or main question guiding my study is can we build sex-specific synthetic lethality networks for various cancer types (are there differences in the synthetic lethal interactions of various cancer types) – Much of the literature surrounding synthetic lethality is centered around pan cancer analysis and there is a lack of work surrounding synthetic lethal networks that are both cancer and gender specific</text:p>
      <text:p text:style-name="Standard"/>
      <text:p text:style-name="Standard">Slide 7</text:p>
      <text:p text:style-name="Standard">So this is just a schematic that explains in the vaguest terms the steps I’m taking in my analysis.<text:s/>We start off by first gathering data from TCGA<text:s/></text:p>
      <text:p text:style-name="Standard"/>
      <text:p text:style-name="Standard">Slide 8</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Xander Turco</meta:initial-creator>
    <dc:creator>Xander Turco</dc:creator>
    <meta:creation-date>2023-05-23T15:11:00Z</meta:creation-date>
    <dc:date>2023-07-13T20:55:00Z</dc:date>
    <meta:template xlink:href="Normal.dotm" xlink:type="simple"/>
    <meta:editing-cycles>5</meta:editing-cycles>
    <meta:editing-duration>PT19380S</meta:editing-duration>
    <meta:document-statistic meta:page-count="3" meta:paragraph-count="43" meta:word-count="3256" meta:character-count="21777" meta:row-count="154" meta:non-whitespace-character-count="18564"/>
  </office:meta>
</office:document-meta>
</file>